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Dyslexic" svg:font-family="OpenDyslexic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OpenDyslexic" fo:font-size="11pt" officeooo:rsid="0003a9d8" officeooo:paragraph-rsid="0005a46b" style:font-size-asian="11pt" style:font-size-complex="11pt"/>
    </style:style>
    <style:style style:name="P2" style:family="paragraph" style:parent-style-name="Standard">
      <style:paragraph-properties fo:margin-left="0cm" fo:margin-right="0cm" fo:text-indent="0cm" style:auto-text-indent="false" style:writing-mode="lr-tb"/>
      <style:text-properties fo:font-size="10pt" officeooo:paragraph-rsid="0005a46b" style:font-size-asian="10pt" style:font-size-complex="10pt"/>
    </style:style>
    <style:style style:name="P3" style:family="paragraph" style:parent-style-name="Standard">
      <style:paragraph-properties fo:margin-left="0cm" fo:margin-right="0cm" fo:line-height="100%" fo:text-indent="0cm" style:auto-text-indent="false" style:writing-mode="lr-tb"/>
      <style:text-properties style:font-name="OpenDyslexic" fo:font-size="11pt" officeooo:paragraph-rsid="0005a46b" style:font-size-asian="11pt" style:font-size-complex="11pt"/>
    </style:style>
    <style:style style:name="P4" style:family="paragraph" style:parent-style-name="Standard">
      <style:paragraph-properties fo:margin-left="0cm" fo:margin-right="0cm" fo:text-indent="0cm" style:auto-text-indent="false" style:writing-mode="lr-tb"/>
      <style:text-properties fo:font-size="11pt" officeooo:paragraph-rsid="0005a46b" style:font-size-asian="11pt" style:font-size-complex="11pt"/>
    </style:style>
    <style:style style:name="T1" style:family="text">
      <style:text-properties fo:font-style="italic" style:text-underline-style="solid" style:text-underline-width="auto" style:text-underline-color="font-color" style:font-style-asian="italic"/>
    </style:style>
    <style:style style:name="T2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ici les séries de notes obtenues par 3 élèves :</text:p>
      <text:p text:style-name="P3"/>
      <text:p text:style-name="P3"><text:span text:style-name="T1">Jérôme :</text:span> 4 ; 6 ; 18 ; 7 ; 17 ; 12 ; 12 ; 18</text:p>
      <text:p text:style-name="P3"/>
      <text:p text:style-name="P3"><text:span text:style-name="T1">Bertrand :</text:span> 13 ; 13 ; 12 ; 10 ; 12 ; 3 ; 14 ; 12 ; 14 ; 15</text:p>
      <text:p text:style-name="P3"/>
      <text:p text:style-name="P3"><text:span text:style-name="T1">Julie :</text:span><text:tab/>15 ; 9 ; 14 ; 13 ; 10 ; 12 ; 12 ; 11 ; 10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1">Voici les séries de notes obtenues par 3 élèves :</text:p>
      <text:p text:style-name="P3"/>
      <text:p text:style-name="P3"><text:span text:style-name="T1">Jérôme :</text:span> 4 ; 6 ; 18 ; 7 ; 17 ; 12 ; 12 ; 18</text:p>
      <text:p text:style-name="P3"/>
      <text:p text:style-name="P3"><text:span text:style-name="T1">Bertrand :</text:span> 13 ; 13 ; 12 ; 10 ; 12 ; 3 ; 14 ; 12 ; 14 ; 15</text:p>
      <text:p text:style-name="P3"/>
      <text:p text:style-name="P3"><text:span text:style-name="T1">Julie :</text:span><text:tab/>15 ; 9 ; 14 ; 13 ; 10 ; 12 ; 12 ; 11 ; 10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1">Voici les séries de notes obtenues par 3 élèves :</text:p>
      <text:p text:style-name="P3"/>
      <text:p text:style-name="P3"><text:span text:style-name="T1">Jérôme :</text:span> 4 ; 6 ; 18 ; 7 ; 17 ; 12 ; 12 ; 18</text:p>
      <text:p text:style-name="P3"/>
      <text:p text:style-name="P3"><text:span text:style-name="T1">Bertrand :</text:span> 13 ; 13 ; 12 ; 10 ; 12 ; 3 ; 14 ; 12 ; 14 ; 15</text:p>
      <text:p text:style-name="P3"/>
      <text:p text:style-name="P3"><text:span text:style-name="T1">Julie :</text:span><text:tab/>15 ; 9 ; 14 ; 13 ; 10 ; 12 ; 12 ; 11 ; 10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1">Voici les séries de notes obtenues par 3 élèves :</text:p>
      <text:p text:style-name="P3"/>
      <text:p text:style-name="P3"><text:span text:style-name="T1">Jérôme :</text:span> 4 ; 6 ; 18 ; 7 ; 17 ; 12 ; 12 ; 18</text:p>
      <text:p text:style-name="P3"/>
      <text:p text:style-name="P3"><text:span text:style-name="T1">Bertrand :</text:span> 13 ; 13 ; 12 ; 10 ; 12 ; 3 ; 14 ; 12 ; 14 ; 15</text:p>
      <text:p text:style-name="P3"/>
      <text:p text:style-name="P3"><text:span text:style-name="T1">Julie :</text:span><text:tab/>15 ; 9 ; 14 ; 13 ; 10 ; 12 ; 12 ; 11 ; 10</text:p>
      <text:p text:style-name="P4"><text:span text:style-name="T2"/></text:p>
      <text:p text:style-name="P2"><text:span text:style-name="T2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Dyslexic" svg:font-family="OpenDyslexic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10:33:44.755708103</meta:creation-date>
    <dc:date>2022-02-08T10:34:03.719851081</dc:date>
    <meta:editing-duration>PT19S</meta:editing-duration>
    <meta:editing-cycles>1</meta:editing-cycles>
    <meta:document-statistic meta:table-count="0" meta:image-count="0" meta:object-count="0" meta:page-count="1" meta:paragraph-count="16" meta:word-count="268" meta:character-count="792" meta:non-whitespace-character-count="540"/>
    <meta:generator>LibreOffice/6.4.7.2$Linux_X86_64 LibreOffice_project/40$Build-2</meta:generator>
  </office:meta>
</office:document-meta>
</file>